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8437f" officeooo:paragraph-rsid="0006948e"/>
    </style:style>
    <style:style style:name="P2" style:family="paragraph" style:parent-style-name="Standard">
      <style:paragraph-properties fo:line-height="150%"/>
      <style:text-properties officeooo:rsid="0006998d" officeooo:paragraph-rsid="0006948e"/>
    </style:style>
    <style:style style:name="P3" style:family="paragraph" style:parent-style-name="Standard">
      <style:paragraph-properties fo:line-height="150%"/>
      <style:text-properties officeooo:rsid="000c9629" officeooo:paragraph-rsid="0006948e"/>
    </style:style>
    <style:style style:name="P4" style:family="paragraph" style:parent-style-name="Standard">
      <style:paragraph-properties fo:line-height="150%"/>
      <style:text-properties officeooo:rsid="000c21f8" officeooo:paragraph-rsid="0006948e"/>
    </style:style>
    <style:style style:name="P5" style:family="paragraph" style:parent-style-name="Standard">
      <style:paragraph-properties fo:line-height="150%"/>
      <style:text-properties officeooo:rsid="0006b0ca" officeooo:paragraph-rsid="0006948e"/>
    </style:style>
    <style:style style:name="P6" style:family="paragraph" style:parent-style-name="Standard">
      <style:paragraph-properties fo:line-height="150%"/>
      <style:text-properties officeooo:rsid="0008437f" officeooo:paragraph-rsid="0006948e" fo:background-color="transparent"/>
    </style:style>
    <style:style style:name="P7" style:family="paragraph" style:parent-style-name="Standard">
      <style:paragraph-properties fo:line-height="150%"/>
      <style:text-properties officeooo:rsid="00160547" officeooo:paragraph-rsid="0006948e" fo:background-color="transparent"/>
    </style:style>
    <style:style style:name="P8" style:family="paragraph" style:parent-style-name="Standard">
      <style:paragraph-properties fo:line-height="150%"/>
      <style:text-properties officeooo:rsid="00160547" officeooo:paragraph-rsid="0006948e"/>
    </style:style>
    <style:style style:name="T1" style:family="text">
      <style:text-properties officeooo:rsid="00169ba0"/>
    </style:style>
    <style:style style:name="T2" style:family="text">
      <style:text-properties officeooo:rsid="002c30f2"/>
    </style:style>
    <style:style style:name="T3" style:family="text">
      <style:text-properties officeooo:rsid="00160547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02f27" fo:background-color="transparent" loext:char-shading-value="0"/>
    </style:style>
    <style:style style:name="T6" style:family="text">
      <style:text-properties officeooo:rsid="002c30f2" fo:background-color="transparent" loext:char-shading-value="0"/>
    </style:style>
    <style:style style:name="T7" style:family="text">
      <style:text-properties officeooo:rsid="0006998d" fo:background-color="transparent" loext:char-shading-value="0"/>
    </style:style>
    <style:style style:name="T8" style:family="text">
      <style:text-properties officeooo:rsid="00160547" fo:background-color="transparent" loext:char-shading-value="0"/>
    </style:style>
    <style:style style:name="T9" style:family="text">
      <style:text-properties officeooo:rsid="000c9629" fo:background-color="transparent" loext:char-shading-value="0"/>
    </style:style>
    <style:style style:name="T10" style:family="text">
      <style:text-properties officeooo:rsid="00222574" fo:background-color="transparent" loext:char-shading-value="0"/>
    </style:style>
    <style:style style:name="T11" style:family="text">
      <style:text-properties officeooo:rsid="002c73a5" fo:background-color="transparent" loext:char-shading-value="0"/>
    </style:style>
    <style:style style:name="T12" style:family="text">
      <style:text-properties officeooo:rsid="000ba498" fo:background-color="transparent" loext:char-shading-value="0"/>
    </style:style>
    <style:style style:name="T13" style:family="text">
      <style:text-properties style:text-position="sub 58%"/>
    </style:style>
    <style:style style:name="T14" style:family="text">
      <style:text-properties style:text-position="sub 58%" fo:background-color="transparent" loext:char-shading-value="0"/>
    </style:style>
    <style:style style:name="T15" style:family="text">
      <style:text-properties style:text-position="sub 58%" officeooo:rsid="002c30f2" fo:background-color="transparent" loext:char-shading-value="0"/>
    </style:style>
    <style:style style:name="T16" style:family="text">
      <style:text-properties style:text-position="sub 58%" officeooo:rsid="0006b0ca" fo:background-color="transparent" loext:char-shading-value="0"/>
    </style:style>
    <style:style style:name="T17" style:family="text">
      <style:text-properties style:text-position="sub 58%" officeooo:rsid="000ba498" fo:background-color="transparent" loext:char-shading-value="0"/>
    </style:style>
    <style:style style:name="T18" style:family="text">
      <style:text-properties style:text-position="sub 58%" officeooo:rsid="0032de3f"/>
    </style:style>
    <style:style style:name="T19" style:family="text">
      <style:text-properties style:text-position="0% 100%"/>
    </style:style>
    <style:style style:name="T20" style:family="text">
      <style:text-properties officeooo:rsid="00222574"/>
    </style:style>
    <style:style style:name="T21" style:family="text">
      <style:text-properties officeooo:rsid="0032de3f"/>
    </style:style>
    <style:style style:name="T22" style:family="text">
      <style:text-properties officeooo:rsid="0006998d"/>
    </style:style>
    <style:style style:name="T23" style:family="text">
      <style:text-properties officeooo:rsid="0006b0ca"/>
    </style:style>
    <style:style style:name="T24" style:family="text">
      <style:text-properties officeooo:rsid="000c96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Relationenalgebra</text:p>
      <text:p text:style-name="P2"/>
      <text:p text:style-name="P2">%<text:span text:style-name="T1">Anfrage 1</text:span></text:p>
      <text:p text:style-name="P2">%Gesucht sind alle <text:span text:style-name="T2">bereits erfolgten Überweisungen für die Fahrt nach Dresden(Fahrtnr=201702).</text:span></text:p>
      <text:p text:style-name="P2">%<text:span text:style-name="T3">Relationenalgebra: </text:span><text:span text:style-name="T4">σ</text:span><text:span text:style-name="T15">fahrtnr</text:span><text:span text:style-name="T16">=</text:span><text:span text:style-name="T15">201702</text:span><text:span text:style-name="T5">(</text:span><text:span text:style-name="T6">Bezahlt</text:span><text:span text:style-name="T5">)</text:span></text:p>
      <text:p text:style-name="P2">%<text:span text:style-name="T3">Relationenalgebra in DES:</text:span></text:p>
      <text:p text:style-name="P3">select <text:span text:style-name="T2">fahrtnr</text:span>=<text:span text:style-name="T2">201702</text:span>(<text:span text:style-name="T2">Bezahlt</text:span>);</text:p>
      <text:p text:style-name="P2"/>
      <text:p text:style-name="P2">%<text:span text:style-name="T3">Anfrage 2</text:span></text:p>
      <text:p text:style-name="P2">%Gesucht sind alle weiblichen Teilnehmerinnen (Vor- und Nachname).</text:p>
      <text:p text:style-name="P2">%<text:span text:style-name="T1">Relationenalgebra: </text:span>π<text:span text:style-name="T13">vname,nname</text:span><text:span text:style-name="T19">(σ</text:span><text:span text:style-name="T13">geschlecht=′w′</text:span>(T<text:span text:style-name="T20">eilnehmer</text:span>)<text:span text:style-name="T19">)</text:span></text:p>
      <text:p text:style-name="P2">%<text:span text:style-name="T3">Relationenalgebra in DES:</text:span></text:p>
      <text:p text:style-name="P3">project vname, nname(select geschlecht=‘w‘(Teilnehmer));</text:p>
      <text:p text:style-name="P2"/>
      <text:p text:style-name="P2">%<text:span text:style-name="T3">Anfrage 3</text:span></text:p>
      <text:p text:style-name="P2">%Gesucht sind alle Unternehmungen <text:span text:style-name="T21">(Titel, Kosten, Datum und Uhrzeit) </text:span>auf der Fahrt nach London (Fahrtnummer: 201703).</text:p>
      <text:p text:style-name="P4">%Relationenalgebra: <text:span text:style-name="T22">π</text:span><text:span text:style-name="T13">titel,</text:span><text:span text:style-name="T18">kosten,udatum,uhrzeit</text:span>(<text:span text:style-name="T22">σ</text:span><text:span text:style-name="T13">fahrtnr=201703</text:span>(Unternehmung))</text:p>
      <text:p text:style-name="P2">%<text:span text:style-name="T1">Relationenalgebra in DES:</text:span></text:p>
      <text:p text:style-name="P4">project titel,<text:span text:style-name="T21">kosten,udatum,uhrzeit </text:span>(select fahrtnr=201703(Unternehmung));</text:p>
      <text:p text:style-name="P2"/>
      <text:p text:style-name="P1">%<text:span text:style-name="T3">Anfrage 4</text:span></text:p>
      <text:p text:style-name="P1">%<text:span text:style-name="T23">Welche Unternehmungen sind teurer als 100 €?</text:span></text:p>
      <text:p text:style-name="P5"><text:span text:style-name="T22">%Relationenalgebra: σ</text:span><text:span text:style-name="T13">kosten&gt;</text:span><text:span text:style-name="T14">100.00</text:span><text:span text:style-name="T7">(</text:span>U<text:span text:style-name="T20">nternehmung)</text:span></text:p>
      <text:p text:style-name="P5">%<text:span text:style-name="T8">Relationenalgebra in DES:</text:span></text:p>
      <text:p text:style-name="P5"><text:span text:style-name="T3">select kosten&gt;</text:span><text:span text:style-name="T9">100.00(</text:span><text:span text:style-name="T24">Unternehmung);</text:span></text:p>
      <text:p text:style-name="P5"/>
      <text:p text:style-name="P1">%<text:span text:style-name="T3">Anfrage 5</text:span></text:p>
      <text:p text:style-name="P6">%Gesucht sind alle Teilnehmer (Vor-, Nachname) der Fahrt nach Orlando.</text:p>
      <text:p text:style-name="P1">%<text:span text:style-name="T3">Relationenalgebra: π</text:span><text:span text:style-name="T13">vname,nname</text:span><text:span text:style-name="T4">(</text:span><text:span text:style-name="T7">σ</text:span><text:span text:style-name="T14">ziel=‘Orlando‘</text:span><text:span text:style-name="T4">(F</text:span><text:span text:style-name="T10">ahrt</text:span><text:span text:style-name="T4">)⋊ F</text:span><text:span text:style-name="T10">ährtmit</text:span><text:span text:style-name="T4">⋊</text:span><text:span text:style-name="T10"> </text:span><text:span text:style-name="T4">T</text:span><text:span text:style-name="T10">eilnehmer</text:span><text:span text:style-name="T4">)</text:span></text:p>
      <text:p text:style-name="P7">%Relationenalgebra in DES:</text:p>
      <text:p text:style-name="P8"><text:span text:style-name="T4">project vname,nname(select ziel=‘Orlando‘ (Fahrt) </text:span><text:span text:style-name="T11">njoin Fährtmit njoin </text:span><text:span text:style-name="T4">Teilnehmer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37:39.451000000</meta:creation-date>
    <dc:date>2017-06-27T10:56:10.558000000</dc:date>
    <meta:editing-duration>PT1M14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110" meta:character-count="1179" meta:non-whitespace-character-count="1095"/>
  </office:meta>
</office:document-meta>
</file>